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line-height="115%" style:writing-mode="page"/>
    </style:style>
    <style:style style:name="P2" style:family="paragraph" style:parent-style-name="Standard">
      <style:paragraph-properties fo:line-height="115%" style:writing-mode="page"/>
    </style:style>
    <style:style style:name="P3" style:family="paragraph" style:parent-style-name="Heading_20_2">
      <style:paragraph-properties fo:line-height="115%" style:writing-mode="page"/>
    </style:style>
    <style:style style:name="T1" style:family="text">
      <style:text-properties fo:color="#000080"/>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ΠΡΟΣ ΚΟΛΟΣΣΑΕΙΣ</text:h>
      <text:p text:style-name="P2"/>
      <text:h text:style-name="P3" text:outline-level="2">1</text:h>
      <text:p text:style-name="P2"/>
      <text:p text:style-name="P2"><text:tab/><text:span text:style-name="T1">1</text:span> Παῦλος ἀπόστολος Χριστοῦ Ἰησοῦ διὰ θελήματος Θεοῦ καὶ Τιμόθεος ὁ ἀδελφὸς <text:span text:style-name="T1">2</text:span> τοῖς ἐν Κολοσσαῖς ἁγίοις καὶ πιστοῖς ἀδελφοῖς ἐν Χριστῷ· χάρις ὑμῖν καὶ εἰρήνη ἀπὸ Θεοῦ Πατρὸς ἡμῶν. <text:span text:style-name="T1">3</text:span> Εὐχαριστοῦμεν τῷ Θεῷ Πατρὶ τοῦ Κυρίου ἡμῶν Ἰησοῦ Χριστοῦ πάντοτε περὶ ὑμῶν προσευχόμενοι, <text:span text:style-name="T1">4</text:span> ἀκούσαντες τὴν πίστιν ὑμῶν ἐν Χριστῷ Ἰησοῦ καὶ τὴν ἀγάπην ἣν ἔχετε εἰς πάντας τοὺς ἁγίους <text:span text:style-name="T1">5</text:span> διὰ τὴν ἐλπίδα τὴν ἀποκειμένην ὑμῖν ἐν τοῖς οὐρανοῖς, ἣν προηκούσατε ἐν τῷ λόγῳ τῆς ἀληθείας τοῦ εὐαγγελίου <text:span text:style-name="T1">6</text:span> τοῦ παρόντος εἰς ὑμᾶς, καθὼς καὶ ἐν παντὶ τῷ κόσμῳ ἐστὶν καρποφορούμενον καὶ αὐξανόμενον καθὼς καὶ ἐν ὑμῖν, ἀφ’ ἧς ἡμέρας ἠκούσατε καὶ ἐπέγνωτε τὴν χάριν τοῦ Θεοῦ ἐν ἀληθείᾳ· <text:span text:style-name="T1">7</text:span> καθὼς ἐμάθετε ἀπὸ Ἐπαφρᾶ τοῦ ἀγαπητοῦ συνδούλου ἡμῶν, ὅς ἐστιν πιστὸς ὑπὲρ ὑμῶν διάκονος τοῦ Χριστοῦ, <text:span text:style-name="T1">8</text:span> ὁ καὶ δηλώσας ἡμῖν τὴν ὑμῶν ἀγάπην ἐν Πνεύματι. <text:span text:style-name="T1">9</text:span> Διὰ τοῦτο καὶ ἡμεῖς, ἀφ’ ἧς ἡμέρας ἠκούσαμεν, οὐ παυόμεθα ὑπὲρ ὑμῶν προσευχόμενοι καὶ αἰτούμενοι ἵνα πληρωθῆτε τὴν ἐπίγνωσιν τοῦ θελήματος αὐτοῦ ἐν πάσῃ σοφίᾳ καὶ συνέσει πνευματικῇ, <text:span text:style-name="T1">10</text:span> περιπατῆσαι ἀξίως τοῦ Κυρίου εἰς πᾶσαν ἀρεσκείαν, ἐν παντὶ ἔργῳ ἀγαθῷ καρποφοροῦντες καὶ αὐξανόμενοι τῇ ἐπιγνώσει τοῦ Θεοῦ, <text:span text:style-name="T1">11</text:span> ἐν πάσῃ δυνάμει δυναμούμενοι κατὰ τὸ κράτος τῆς δόξης αὐτοῦ εἰς πᾶσαν ὑπομονὴν καὶ μακροθυμίαν, μετὰ χαρᾶς <text:span text:style-name="T1">12</text:span> εὐχαριστοῦντες τῷ Πατρὶ τῷ ἱκανώσαντι ὑμᾶς εἰς τὴν μερίδα τοῦ κλήρου τῶν ἁγίων ἐν τῷ φωτί· <text:span text:style-name="T1">13</text:span> ὃς ἐρύσατο ἡμᾶς ἐκ τῆς <text:soft-page-break/>ἐξουσίας τοῦ σκότους καὶ μετέστησεν εἰς τὴν βασιλείαν τοῦ Υἱοῦ τῆς ἀγάπης αὐτοῦ, <text:span text:style-name="T1">14</text:span> ἐν ᾧ ἔχομεν τὴν ἀπολύτρωσιν, τὴν ἄφεσιν τῶν ἁμαρτιῶν· <text:span text:style-name="T1">15</text:span> ὅς ἐστιν εἰκὼν τοῦ Θεοῦ τοῦ ἀοράτου, πρωτότοκος πάσης κτίσεως, <text:span text:style-name="T1">16</text:span> ὅτι ἐν αὐτῷ ἐκτίσθη τὰ πάντα ἐν τοῖς οὐρανοῖς καὶ ἐπὶ τῆς γῆς, τὰ ὁρατὰ καὶ τὰ ἀόρατα, εἴτε θρόνοι εἴτε κυριότητες εἴτε ἀρχαὶ εἴτε ἐξουσίαι· τὰ πάντα δι’ αὐτοῦ καὶ εἰς αὐτὸν ἔκτισται· <text:span text:style-name="T1">17</text:span> καὶ αὐτός ἐστιν πρὸ πάντων καὶ τὰ πάντα ἐν αὐτῷ συνέστηκεν, <text:span text:style-name="T1">18</text:span> καὶ αὐτός ἐστιν ἡ κεφαλὴ τοῦ σώματος, τῆς ἐκκλησίας· ὅς ἐστιν ἀρχή, πρωτότοκος ἐκ τῶν νεκρῶν, ἵνα γένηται ἐν πᾶσιν αὐτὸς πρωτεύων, <text:span text:style-name="T1">19</text:span> ὅτι ἐν αὐτῷ εὐδόκησεν πᾶν τὸ πλήρωμα κατοικῆσαι <text:span text:style-name="T1">20</text:span> καὶ δι’ αὐτοῦ ἀποκαταλλάξαι τὰ πάντα εἰς αὐτόν, εἰρηνοποιήσας διὰ τοῦ αἵματος τοῦ σταυροῦ αὐτοῦ, δι’ αὐτοῦ εἴτε τὰ ἐπὶ τῆς γῆς εἴτε τὰ ἐν τοῖς οὐρανοῖς. <text:span text:style-name="T1">21</text:span> καὶ ὑμᾶς ποτε ὄντας ἀπηλλοτριωμένους καὶ ἐχθροὺς τῇ διανοίᾳ ἐν τοῖς ἔργοις τοῖς πονηροῖς, <text:span text:style-name="T1">22</text:span> νυνὶ δὲ ἀποκατήλλαξεν ἐν τῷ σώματι τῆς σαρκὸς αὐτοῦ διὰ τοῦ θανάτου, παραστῆσαι ὑμᾶς ἁγίους καὶ ἀμώμους καὶ ἀνεγκλήτους κατενώπιον αὐτοῦ, <text:span text:style-name="T1">23</text:span> εἴ γε ἐπιμένετε τῇ πίστει τεθεμελιωμένοι καὶ ἑδραῖοι καὶ μὴ μετακινούμενοι ἀπὸ τῆς ἐλπίδος τοῦ εὐαγγελίου οὗ ἠκούσατε, τοῦ κηρυχθέντος ἐν πάσῃ κτίσει τῇ ὑπὸ τὸν οὐρανόν, οὗ ἐγενόμην ἐγὼ Παῦλος διάκονος.</text:p>
      <text:p text:style-name="P2"><text:tab/><text:span text:style-name="T1">24</text:span> Νῦν χαίρω ἐν τοῖς παθήμασιν ὑπὲρ ὑμῶν, καὶ ἀνταναπληρῶ τὰ ὑστερήματα τῶν θλίψεων τοῦ Χριστοῦ ἐν τῇ σαρκί μου ὑπὲρ τοῦ σώματος αὐτοῦ, ὅ ἐστιν ἡ ἐκκλησία, <text:span text:style-name="T1">25</text:span> ἧς ἐγενόμην ἐγὼ διάκονος κατὰ τὴν οἰκονομίαν τοῦ Θεοῦ τὴν δοθεῖσάν μοι εἰς ὑμᾶς πληρῶσαι τὸν λόγον τοῦ Θεοῦ, <text:span text:style-name="T1">26</text:span> τὸ μυστήριον τὸ ἀποκεκρυμμένον ἀπὸ τῶν αἰώνων καὶ ἀπὸ τῶν γενεῶν— νῦν <text:s/>δὲ ἐφανερώθη τοῖς ἁγίοις αὐτοῦ, <text:span text:style-name="T1">27</text:span> οἷς ἠθέλησεν ὁ Θεὸς γνωρίσαι τί τὸ πλοῦτος τῆς δόξης τοῦ μυστηρίου τούτου ἐν τοῖς ἔθνεσιν, ὅς ἐστιν Χριστὸς ἐν ὑμῖν, ἡ <text:soft-page-break/>ἐλπὶς τῆς δόξης· <text:span text:style-name="T1">28</text:span> ὃν ἡμεῖς καταγγέλλομεν νουθετοῦντες πάντα ἄνθρωπον καὶ διδάσκοντες πάντα ἄνθρωπον ἐν πάσῃ σοφίᾳ, ἵνα παραστήσωμεν πάντα ἄνθρωπον τέλειον ἐν Χριστῷ· <text:span text:style-name="T1">29</text:span> εἰς ὃ καὶ κοπιῶ ἀγωνιζόμενος κατὰ τὴν ἐνέργειαν αὐτοῦ τὴν ἐνεργουμένην ἐν ἐμοὶ ἐν δυνάμει.</text:p>
      <text:p text:style-name="P2"/>
      <text:h text:style-name="P3" text:outline-level="2">2</text:h>
      <text:p text:style-name="P2"/>
      <text:p text:style-name="P2"><text:span text:style-name="T1">1</text:span> Θέλω γὰρ ὑμᾶς εἰδέναι ἡλίκον ἀγῶνα ἔχω ὑπὲρ ὑμῶν καὶ τῶν ἐν Λαοδικίᾳ καὶ ὅσοι οὐχ ἑόρακαν τὸ πρόσωπόν μου ἐν σαρκί, <text:span text:style-name="T1">2</text:span> ἵνα παρακληθῶσιν αἱ καρδίαι αὐτῶν, συνβιβασθέντες ἐν ἀγάπῃ καὶ εἰς πᾶν πλοῦτος τῆς πληροφορίας τῆς συνέσεως, εἰς ἐπίγνωσιν τοῦ μυστηρίου τοῦ Θεοῦ, Χριστοῦ, <text:span text:style-name="T1">3</text:span> ἐν ᾧ εἰσιν πάντες <text:span text:style-name="T2">οἱ θησαυροὶ τῆς σοφίας</text:span> καὶ γνώσεως <text:span text:style-name="T2">ἀπόκρυφοι</text:span>. <text:span text:style-name="T1">4</text:span> Τοῦτο λέγω ἵνα μηδεὶς ὑμᾶς παραλογίζηται ἐν πιθανολογίᾳ. <text:span text:style-name="T1">5</text:span> εἰ γὰρ καὶ τῇ σαρκὶ ἄπειμι, ἀλλὰ τῷ πνεύματι σὺν ὑμῖν εἰμι, χαίρων καὶ βλέπων ὑμῶν τὴν τάξιν καὶ τὸ στερέωμα τῆς εἰς Χριστὸν πίστεως ὑμῶν.</text:p>
      <text:p text:style-name="P2"><text:tab/><text:span text:style-name="T1">6</text:span> Ὡς οὖν παρελάβετε τὸν Χριστὸν Ἰησοῦν τὸν Κύριον, ἐν αὐτῷ περιπατεῖτε, <text:span text:style-name="T1">7</text:span> ἐρριζωμένοι καὶ ἐποικοδομούμενοι ἐν αὐτῷ καὶ βεβαιούμενοι τῇ πίστει καθὼς ἐδιδάχθητε, περισσεύοντες ἐν εὐχαριστίᾳ. <text:span text:style-name="T1">8</text:span> Βλέπετε μή τις ὑμᾶς ἔσται ὁ συλαγωγῶν διὰ τῆς φιλοσοφίας καὶ κενῆς ἀπάτης κατὰ τὴν παράδοσιν τῶν ἀνθρώπων, κατὰ τὰ στοιχεῖα τοῦ κόσμου καὶ οὐ κατὰ Χριστόν· <text:span text:style-name="T1">9</text:span> ὅτι ἐν αὐτῷ κατοικεῖ πᾶν τὸ πλήρωμα τῆς Θεότητος σωματικῶς, <text:span text:style-name="T1">10</text:span> καὶ ἐστὲ ἐν αὐτῷ πεπληρωμένοι, ὅς ἐστιν ἡ κεφαλὴ πάσης ἀρχῆς καὶ ἐξουσίας, <text:span text:style-name="T1">11</text:span> ἐν ᾧ καὶ περιετμήθητε περιτομῇ ἀχειροποιήτῳ ἐν τῇ ἀπεκδύσει τοῦ σώματος τῆς σαρκός, ἐν τῇ περιτομῇ τοῦ Χριστοῦ, <text:span text:style-name="T1">12</text:span> <text:soft-page-break/>συνταφέντες αὐτῷ ἐν τῷ βαπτίσματι, ἐν ᾧ καὶ συνηγέρθητε διὰ τῆς πίστεως τῆς ἐνεργείας τοῦ Θεοῦ τοῦ ἐγείραντος αὐτὸν ἐκ νεκρῶν· <text:span text:style-name="T1">13</text:span> καὶ ὑμᾶς νεκροὺς ὄντας τοῖς παραπτώμασιν καὶ τῇ ἀκροβυστίᾳ τῆς σαρκὸς ὑμῶν, συνεζωοποίησεν ὑμᾶς σὺν αὐτῷ, χαρισάμενος ἡμῖν πάντα τὰ παραπτώματα, <text:span text:style-name="T1">14</text:span> ἐξαλείψας τὸ καθ’ ἡμῶν χειρόγραφον τοῖς δόγμασιν ὃ ἦν ὑπεναντίον ἡμῖν, καὶ αὐτὸ ἦρκεν ἐκ τοῦ μέσου, προσηλώσας αὐτὸ τῷ σταυρῷ· <text:span text:style-name="T1">15</text:span> ἀπεκδυσάμενος τὰς ἀρχὰς καὶ τὰς ἐξουσίας ἐδειγμάτισεν ἐν παρρησίᾳ, θριαμβεύσας αὐτοὺς ἐν αὐτῷ. <text:span text:style-name="T1">16</text:span> Μὴ οὖν τις ὑμᾶς κρινέτω ἐν βρώσει καὶ ἐν πόσει ἢ ἐν μέρει ἑορτῆς ἢ νεομηνίας ἢ σαββάτων, <text:span text:style-name="T1">17</text:span> ἅ ἐστιν σκιὰ τῶν μελλόντων, τὸ δὲ σῶμα τοῦ Χριστοῦ. <text:span text:style-name="T1">18</text:span> μηδεὶς ὑμᾶς καταβραβευέτω θέλων ἐν ταπεινοφροσύνῃ καὶ θρησκείᾳ τῶν ἀγγέλων, ἃ ἑόρακεν ἐμβατεύων, εἰκῇ φυσιούμενος ὑπὸ τοῦ νοὸς τῆς σαρκὸς αὐτοῦ, <text:span text:style-name="T1">19</text:span> καὶ οὐ κρατῶν τὴν Κεφαλήν, ἐξ οὗ πᾶν τὸ σῶμα διὰ τῶν ἁφῶν καὶ συνδέσμων ἐπιχορηγούμενον καὶ συνβιβαζόμενον αὔξει τὴν αὔξησιν τοῦ Θεοῦ.</text:p>
      <text:p text:style-name="P2"><text:tab/><text:span text:style-name="T1">20</text:span> Εἰ ἀπεθάνετε σὺν Χριστῷ ἀπὸ τῶν στοιχείων τοῦ κόσμου, τί ὡς ζῶντες ἐν κόσμῳ δογματίζεσθε <text:span text:style-name="T1">21</text:span> Μὴ ἅψῃ μηδὲ γεύσῃ μηδὲ θίγῃς, <text:span text:style-name="T1">22</text:span> ἅ ἐστιν πάντα εἰς φθορὰν τῇ ἀποχρήσει, κατὰ τὰ <text:span text:style-name="T2">ἐντάλματα καὶ διδασκαλίας τῶν ἀνθρώπων</text:span>; <text:span text:style-name="T1">23</text:span> ἅτινά ἐστιν λόγον μὲν ἔχοντα σοφίας ἐν ἐθελοθρησκίᾳ καὶ ταπεινοφροσύνῃ καὶ ἀφειδίᾳ σώματος, οὐκ ἐν τιμῇ τινι πρὸς πλησμονὴν τῆς σαρκός.</text:p>
      <text:p text:style-name="P2"/>
      <text:h text:style-name="P3" text:outline-level="2">3</text:h>
      <text:p text:style-name="P2"/>
      <text:p text:style-name="P2"><text:span text:style-name="T1">1</text:span> Εἰ οὖν συνηγέρθητε τῷ Χριστῷ, τὰ ἄνω ζητεῖτε, οὗ ὁ Χριστός ἐστιν <text:span text:style-name="T2">ἐν δεξιᾷ τοῦ Θεοῦ καθήμενος</text:span>· <text:span text:style-name="T1">2</text:span> τὰ ἄνω φρονεῖτε, μὴ τὰ <text:soft-page-break/>ἐπὶ τῆς γῆς. <text:span text:style-name="T1">3</text:span> ἀπεθάνετε γάρ, καὶ ἡ ζωὴ ὑμῶν κέκρυπται σὺν τῷ Χριστῷ ἐν τῷ Θεῷ· <text:span text:style-name="T1">4</text:span> ὅταν ὁ Χριστὸς φανερωθῇ, ἡ ζωὴ ἡμῶν, τότε καὶ ὑμεῖς σὺν αὐτῷ φανερωθήσεσθε ἐν δόξῃ.</text:p>
      <text:p text:style-name="P2"><text:tab/><text:span text:style-name="T1">5</text:span> Νεκρώσατε οὖν τὰ μέλη τὰ ἐπὶ τῆς γῆς, πορνείαν, ἀκαθαρσίαν, πάθος, ἐπιθυμίαν κακήν, καὶ τὴν πλεονεξίαν ἥτις ἐστὶν εἰδωλολατρεία, <text:span text:style-name="T1">6</text:span> δι’ ἃ ἔρχεται ἡ ὀργὴ τοῦ Θεοῦ· <text:span text:style-name="T1">7</text:span> ἐν οἷς καὶ ὑμεῖς περιεπατήσατέ ποτε, ὅτε ἐζῆτε ἐν τούτοις· <text:span text:style-name="T1">8</text:span> νυνὶ δὲ ἀπόθεσθε καὶ ὑμεῖς τὰ πάντα, ὀργήν, θυμόν, κακίαν, βλασφημίαν, αἰσχρολογίαν ἐκ τοῦ στόματος ὑμῶν· <text:span text:style-name="T1">9</text:span> μὴ ψεύδεσθε εἰς ἀλλήλους, ἀπεκδυσάμενοι τὸν παλαιὸν ἄνθρωπον σὺν ταῖς πράξεσιν αὐτοῦ, <text:span text:style-name="T1">10</text:span> καὶ ἐνδυσάμενοι τὸν νέον τὸν ἀνακαινούμενον εἰς ἐπίγνωσιν <text:span text:style-name="T2">κατ’ εἰκόνα τοῦ κτίσαντος</text:span> αὐτόν, <text:span text:style-name="T1">11</text:span> ὅπου οὐκ ἔνι Ἕλλην καὶ Ἰουδαῖος, περιτομὴ καὶ ἀκροβυστία, βάρβαρος, Σκύθης, δοῦλος, ἐλεύθερος, ἀλλὰ πάντα καὶ ἐν πᾶσιν Χριστός. <text:span text:style-name="T1">12</text:span> Ἐνδύσασθε οὖν, ὡς ἐκλεκτοὶ τοῦ Θεοῦ ἅγιοι καὶ ἠγαπημένοι, σπλάγχνα οἰκτιρμοῦ, χρηστότητα, ταπεινοφροσύνην, πραΰτητα, μακροθυμίαν, <text:span text:style-name="T1">13</text:span> ἀνεχόμενοι ἀλλήλων καὶ χαριζόμενοι ἑαυτοῖς, ἐάν τις πρός τινα ἔχῃ μομφήν· καθὼς καὶ ὁ Κύριος ἐχαρίσατο ὑμῖν οὕτως καὶ ὑμεῖς· <text:span text:style-name="T1">14</text:span> ἐπὶ πᾶσιν δὲ τούτοις τὴν ἀγάπην, ὅ ἐστιν σύνδεσμος τῆς τελειότητος. <text:span text:style-name="T1">15</text:span> καὶ ἡ εἰρήνη τοῦ Χριστοῦ βραβευέτω ἐν ταῖς καρδίαις ὑμῶν, εἰς ἣν καὶ ἐκλήθητε ἐν ἑνὶ σώματι· καὶ εὐχάριστοι γίνεσθε. <text:span text:style-name="T1">16</text:span> ὁ λόγος τοῦ Χριστοῦ ἐνοικείτω ἐν ὑμῖν πλουσίως, ἐν πάσῃ σοφίᾳ· διδάσκοντες καὶ νουθετοῦντες ἑαυτοὺς, ψαλμοῖς ὕμνοις ᾠδαῖς πνευματικαῖς ἐν τῇ χάριτι ᾄδοντες ἐν ταῖς καρδίαις ὑμῶν τῷ Θεῷ· <text:span text:style-name="T1">17</text:span> καὶ πᾶν ὅ τι ἐὰν ποιῆτε ἐν λόγῳ ἢ ἐν ἔργῳ, πάντα ἐν ὀνόματι Κυρίου Ἰησοῦ, εὐχαριστοῦντες τῷ Θεῷ Πατρὶ δι’ αὐτοῦ.</text:p>
      <text:p text:style-name="P2"><text:span text:style-name="T1"><text:tab/>18</text:span> Αἱ γυναῖκες, ὑποτάσσεσθε τοῖς ἀνδράσιν, ὡς ἀνῆκεν ἐν Κυρίῳ. <text:span text:style-name="T1">19</text:span> Οἱ ἄνδρες, ἀγαπᾶτε τὰς γυναῖκας καὶ μὴ <text:soft-page-break/>πικραίνεσθε πρὸς αὐτάς. <text:span text:style-name="T1">20</text:span> Τὰ τέκνα, ὑπακούετε τοῖς γονεῦσιν κατὰ πάντα, τοῦτο γὰρ εὐάρεστόν ἐστιν ἐν Κυρίῳ. <text:span text:style-name="T1">21</text:span> Οἱ πατέρες, μὴ ἐρεθίζετε τὰ τέκνα ὑμῶν, ἵνα μὴ ἀθυμῶσιν. <text:span text:style-name="T1">22</text:span> Οἱ δοῦλοι, ὑπακούετε κατὰ πάντα τοῖς κατὰ σάρκα κυρίοις, μὴ ἐν ὀφθαλμοδουλίαις, ὡς ἀνθρωπάρεσκοι, ἀλλ’ ἐν ἁπλότητι καρδίας φοβούμενοι τὸν Κύριον. <text:span text:style-name="T1">23</text:span> ὃ ἐὰν ποιῆτε, ἐκ ψυχῆς ἐργάζεσθε ὡς τῷ Κυρίῳ καὶ οὐκ ἀνθρώποις, <text:span text:style-name="T1">24</text:span> εἰδότες ὅτι ἀπὸ Κυρίου ἀπολήμψεσθε τὴν ἀνταπόδοσιν τῆς κληρονομίας. τῷ Κυρίῳ Χριστῷ δουλεύετε· <text:span text:style-name="T1">25</text:span> ὁ γὰρ ἀδικῶν κομίσεται ὃ ἠδίκησεν, καὶ οὐκ ἔστιν προσωπολημψία.</text:p>
      <text:p text:style-name="P2"/>
      <text:h text:style-name="P3" text:outline-level="2">4</text:h>
      <text:p text:style-name="P2"/>
      <text:p text:style-name="P2"><text:span text:style-name="T1">1</text:span> Οἱ κύριοι, τὸ δίκαιον καὶ τὴν ἰσότητα τοῖς δούλοις παρέχεσθε, εἰδότες ὅτι καὶ ὑμεῖς ἔχετε Κύριον ἐν οὐρανῷ.</text:p>
      <text:p text:style-name="P2"><text:tab/><text:span text:style-name="T1">2</text:span> Τῇ προσευχῇ προσκαρτερεῖτε, γρηγοροῦντες ἐν αὐτῇ ἐν εὐχαριστίᾳ, <text:span text:style-name="T1">3</text:span> προσευχόμενοι ἅμα καὶ περὶ ἡμῶν, ἵνα ὁ Θεὸς ἀνοίξῃ ἡμῖν θύραν τοῦ λόγου, λαλῆσαι τὸ μυστήριον τοῦ Χριστοῦ, δι’ ὃ καὶ δέδεμαι, <text:span text:style-name="T1">4</text:span> ἵνα φανερώσω αὐτὸ ὡς δεῖ με λαλῆσαι. <text:span text:style-name="T1">5</text:span> Ἐν σοφίᾳ περιπατεῖτε πρὸς τοὺς ἔξω, τὸν καιρὸν ἐξαγοραζόμενοι. <text:span text:style-name="T1">6</text:span> ὁ λόγος ὑμῶν πάντοτε ἐν χάριτι, ἅλατι ἠρτυμένος, εἰδέναι πῶς δεῖ ὑμᾶς ἑνὶ ἑκάστῳ ἀποκρίνεσθαι.</text:p>
      <text:p text:style-name="P2"><text:tab/><text:span text:style-name="T1">7</text:span> Τὰ κατ’ ἐμὲ πάντα γνωρίσει ὑμῖν Τυχικὸς ὁ ἀγαπητὸς ἀδελφὸς καὶ πιστὸς διάκονος καὶ σύνδουλος ἐν Κυρίῳ, <text:span text:style-name="T1">8</text:span> ὃν ἔπεμψα πρὸς ὑμᾶς εἰς αὐτὸ τοῦτο, ἵνα γνῶτε τὰ περὶ ἡμῶν καὶ παρακαλέσῃ τὰς καρδίας ὑμῶν, <text:span text:style-name="T1">9</text:span> σὺν Ὀνησίμῳ τῷ πιστῷ καὶ ἀγαπητῷ ἀδελφῷ, ὅς ἐστιν ἐξ ὑμῶν· πάντα ὑμῖν γνωρίσουσιν τὰ ὧδε. <text:span text:style-name="T1">10</text:span> Ἀσπάζεται ὑμᾶς Ἀρίσταρχος ὁ συναιχμάλωτός μου, καὶ Μᾶρκος ὁ ἀνεψιὸς Βαρνάβα, (περὶ οὗ ἐλάβετε ἐντολάς, ἐὰν <text:soft-page-break/>ἔλθῃ πρὸς ὑμᾶς, δέξασθε αὐτόν,) <text:span text:style-name="T1">11</text:span> καὶ Ἰησοῦς ὁ λεγόμενος Ἰοῦστος, οἱ ὄντες ἐκ περιτομῆς οὗτοι μόνοι συνεργοὶ εἰς τὴν βασιλείαν τοῦ Θεοῦ, οἵτινες ἐγενήθησάν μοι παρηγορία. <text:span text:style-name="T1">12</text:span> ἀσπάζεται ὑμᾶς Ἐπαφρᾶς ὁ ἐξ ὑμῶν, δοῦλος Χριστοῦ Ἰησοῦ, πάντοτε ἀγωνιζόμενος ὑπὲρ ὑμῶν ἐν ταῖς προσευχαῖς, ἵνα σταθῆτε τέλειοι καὶ πεπληροφορημένοι ἐν παντὶ θελήματι τοῦ Θεοῦ. <text:span text:style-name="T1">13</text:span> μαρτυρῶ γὰρ αὐτῷ ὅτι ἔχει πολὺν πόνον ὑπὲρ ὑμῶν καὶ τῶν ἐν Λαοδικίᾳ καὶ τῶν ἐν Ἱεραπόλει. <text:span text:style-name="T1">14</text:span> ἀσπάζεται ὑμᾶς Λουκᾶς ὁ ἰατρὸς ὁ ἀγαπητὸς καὶ Δημᾶς. <text:span text:style-name="T1">15</text:span> Ἀσπάσασθε τοὺς ἐν Λαοδικίᾳ ἀδελφοὺς καὶ Νύμφαν καὶ τὴν κατ’ οἶκον αὐτῆς ἐκκλησίαν. <text:span text:style-name="T1">16</text:span> καὶ ὅταν ἀναγνωσθῇ παρ’ ὑμῖν ἡ ἐπιστολή, ποιήσατε ἵνα καὶ ἐν τῇ Λαοδικέων ἐκκλησίᾳ ἀναγνωσθῇ, καὶ τὴν ἐκ Λαοδικίας ἵνα καὶ ὑμεῖς ἀναγνῶτε. <text:span text:style-name="T1">17</text:span> καὶ εἴπατε Ἀρχίππῳ Βλέπε τὴν διακονίαν ἣν παρέλαβες ἐν Κυρίῳ, ἵνα αὐτὴν πληροῖς.</text:p>
      <text:p text:style-name="P2"><text:tab/><text:span text:style-name="T1">18</text:span> Ὁ ἀσπασμὸς τῇ ἐμῇ χειρὶ Παύλου. μνημονεύετέ μου τῶν δεσμῶν. ἡ χάρις μεθ’ ὑμῶν.</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3:47:40.67</meta:creation-date>
    <dc:date>2019-04-07T13:34:39.909000000</dc:date>
    <meta:editing-duration>PT5H7M50S</meta:editing-duration>
    <meta:editing-cycles>43</meta:editing-cycles>
    <meta:generator>LibreOffice/5.4.7.2$Windows_X86_64 LibreOffice_project/c838ef25c16710f8838b1faec480ebba495259d0</meta:generator>
    <meta:document-statistic meta:table-count="0" meta:image-count="0" meta:object-count="0" meta:page-count="7" meta:paragraph-count="17" meta:word-count="1676" meta:character-count="9936" meta:non-whitespace-character-count="8267"/>
  </office:meta>
</office:document-meta>
</file>